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7a7e85" style:text-outline="false" style:text-line-through-style="none" style:text-line-through-type="none" style:font-name="JetBrai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.5pt" style:language-asian="none" style:country-asian="none" style:font-style-asian="normal" style:font-weight-asian="normal" style:font-name-complex="JetBrains Mon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mu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ide</text:p>
          </table:table-cell>
          <table:table-cell table:formula="of:=[.I3]*2+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float" office:value="3759" calcext:value-type="float">
            <text:p>3759</text:p>
          </table:table-cell>
          <table:table-cell office:value-type="float" office:value="3646" calcext:value-type="float">
            <text:p>3646</text:p>
          </table:table-cell>
          <table:table-cell office:value-type="float" office:value="3639" calcext:value-type="float">
            <text:p>3639</text:p>
          </table:table-cell>
          <table:table-cell office:value-type="float" office:value="3769" calcext:value-type="float">
            <text:p>3769</text:p>
          </table:table-cell>
          <table:table-cell/>
          <table:table-cell office:value-type="string" calcext:value-type="string">
            <text:p>calc</text:p>
          </table:table-cell>
          <table:table-cell office:value-type="string" calcext:value-type="string">
            <text:p>g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92857" calcext:value-type="float">
            <text:p>92857</text:p>
          </table:table-cell>
          <table:table-cell office:value-type="float" office:value="92863" calcext:value-type="float">
            <text:p>92863</text:p>
          </table:table-cell>
          <table:table-cell table:formula="of:=[.O7]-[.N7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2*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300451" calcext:value-type="float">
            <text:p>300451</text:p>
          </table:table-cell>
          <table:table-cell office:value-type="float" office:value="300471" calcext:value-type="float">
            <text:p>300471</text:p>
          </table:table-cell>
          <table:table-cell table:formula="of:=[.O8]-[.N8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5*4" office:value-type="float" office:value="20" calcext:value-type="float">
            <text:p>20</text:p>
          </table:table-cell>
          <table:table-cell table:number-columns-repeated="2"/>
          <table:table-cell table:style-name="ce1" office:value-type="float" office:value="626541" calcext:value-type="float">
            <text:p>626541</text:p>
          </table:table-cell>
          <table:table-cell office:value-type="float" office:value="626583" calcext:value-type="float">
            <text:p>626583</text:p>
          </table:table-cell>
          <table:table-cell table:formula="of:=[.O9]-[.N9]"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6*7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0:33:51.513000000</meta:creation-date>
    <dc:date>2023-12-21T21:26:23.331000000</dc:date>
    <meta:editing-duration>PT52M30S</meta:editing-duration>
    <meta:editing-cycles>7</meta:editing-cycles>
    <meta:generator>LibreOffice/7.5.3.2$Windows_X86_64 LibreOffice_project/9f56dff12ba03b9acd7730a5a481eea045e468f3</meta:generator>
    <meta:document-statistic meta:table-count="1" meta:cell-count="64" meta:object-count="0"/>
  </office:meta>
</office:document-meta>
</file>